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73in"/>
    </style:style>
    <style:style style:name="co3" style:family="table-column">
      <style:table-column-properties fo:break-before="auto" style:column-width="1.0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ample" table:style-name="ta1" table:print="false">
        <table:table-column table:style-name="co1" table:default-cell-style-name="Default"/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2" office:value-type="string">
            <text:p>Example of Asymptotic Functional Analysis with a Third Order Polynomial</text:p>
          </table:table-cell>
          <table:table-cell table:style-name="ce3" table:number-columns-repeated="5"/>
          <table:table-cell table:number-columns-repeated="2"/>
        </table:table-row>
        <table:table-row table:style-name="ro2">
          <table:table-cell table:number-columns-repeated="2"/>
          <table:table-cell table:style-name="ce3"/>
          <table:table-cell table:style-name="ce2" office:value-type="string">
            <text:p>How it behaves when scaling</text:p>
          </table:table-cell>
          <table:table-cell table:style-name="ce3" table:number-columns-repeated="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f(n) = </text:p>
          </table:table-cell>
          <table:table-cell office:value-type="string">
            <text:p>a=</text:p>
          </table:table-cell>
          <table:table-cell office:value-type="float" office:value="3">
            <text:p>3</text:p>
          </table:table-cell>
          <table:table-cell office:value-type="string">
            <text:p>*n^3</text:p>
          </table:table-cell>
          <table:table-cell/>
          <table:table-cell office:value-type="string">
            <text:p>g(n)=</text:p>
          </table:table-cell>
          <table:table-cell office:value-type="float" office:value="1.5">
            <text:p>1.5</text:p>
          </table:table-cell>
          <table:table-cell office:value-type="string">
            <text:p>*n^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=</text:p>
          </table:table-cell>
          <table:table-cell office:value-type="float" office:value="-10">
            <text:p>-10</text:p>
          </table:table-cell>
          <table:table-cell office:value-type="string">
            <text:p>*n^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=</text:p>
          </table:table-cell>
          <table:table-cell office:value-type="float" office:value="-30">
            <text:p>-30</text:p>
          </table:table-cell>
          <table:table-cell office:value-type="string">
            <text:p>*n^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=</text:p>
          </table:table-cell>
          <table:table-cell office:value-type="float" office:value="2000">
            <text:p>2000</text:p>
          </table:table-cell>
          <table:table-cell office:value-type="string">
            <text:p>*n^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g(n)=</text:p>
          </table:table-cell>
          <table:table-cell office:value-type="float" office:value="3.25">
            <text:p>3.25</text:p>
          </table:table-cell>
          <table:table-cell office:value-type="string">
            <text:p>*n^3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Big Omega</text:p>
          </table:table-cell>
          <table:table-cell office:value-type="string">
            <text:p>Big Oh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ower Bound</text:p>
          </table:table-cell>
          <table:table-cell office:value-type="string">
            <text:p>Upper Bound</text:p>
          </table:table-cell>
          <table:table-cell/>
        </table:table-row>
        <table:table-row table:style-name="ro1">
          <table:table-cell/>
          <table:table-cell office:value-type="string">
            <text:p><text:s/>N^0</text:p>
          </table:table-cell>
          <table:table-cell office:value-type="string">
            <text:p>N^1</text:p>
          </table:table-cell>
          <table:table-cell office:value-type="string">
            <text:p>N^2</text:p>
          </table:table-cell>
          <table:table-cell office:value-type="string">
            <text:p>N^3</text:p>
          </table:table-cell>
          <table:table-cell office:value-type="string">
            <text:p>f(n)</text:p>
          </table:table-cell>
          <table:table-cell/>
          <table:table-cell office:value-type="string">
            <text:p>c'g(n)</text:p>
          </table:table-cell>
          <table:table-cell office:value-type="string">
            <text:p>c''g(n)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C15]*[.C15]" office:value-type="float" office:value="1">
            <text:p>1</text:p>
          </table:table-cell>
          <table:table-cell table:formula="of:=[.D15]*[.C15]" office:value-type="float" office:value="1">
            <text:p>1</text:p>
          </table:table-cell>
          <table:table-cell table:formula="of:=[.$D$5]*[.E15]+[.$D$6]*[.D15]+[.$D$7]*[.C15]+[.$D$8]*[.B15]" office:value-type="float" office:value="1963">
            <text:p>1963</text:p>
          </table:table-cell>
          <table:table-cell/>
          <table:table-cell table:style-name="ce4" table:formula="of:=[.$H$5]*[.E15]" office:value-type="float" office:value="1.5">
            <text:p>2</text:p>
          </table:table-cell>
          <table:table-cell table:style-name="ce4" table:formula="of:=[.$H$9]*[.E15]" office:value-type="float" office:value="3.25">
            <text:p>3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6]*[.C16]" office:value-type="float" office:value="4">
            <text:p>4</text:p>
          </table:table-cell>
          <table:table-cell table:formula="of:=[.D16]*[.C16]" office:value-type="float" office:value="8">
            <text:p>8</text:p>
          </table:table-cell>
          <table:table-cell table:formula="of:=[.$D$5]*[.E16]+[.$D$6]*[.D16]+[.$D$7]*[.C16]+[.$D$8]*[.B16]" office:value-type="float" office:value="1924">
            <text:p>1924</text:p>
          </table:table-cell>
          <table:table-cell/>
          <table:table-cell table:style-name="ce4" table:formula="of:=[.$H$5]*[.E16]" office:value-type="float" office:value="12">
            <text:p>12</text:p>
          </table:table-cell>
          <table:table-cell table:style-name="ce4" table:formula="of:=[.$H$9]*[.E16]" office:value-type="float" office:value="26">
            <text:p>26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17]*[.C17]" office:value-type="float" office:value="9">
            <text:p>9</text:p>
          </table:table-cell>
          <table:table-cell table:formula="of:=[.D17]*[.C17]" office:value-type="float" office:value="27">
            <text:p>27</text:p>
          </table:table-cell>
          <table:table-cell table:formula="of:=[.$D$5]*[.E17]+[.$D$6]*[.D17]+[.$D$7]*[.C17]+[.$D$8]*[.B17]" office:value-type="float" office:value="1901">
            <text:p>1901</text:p>
          </table:table-cell>
          <table:table-cell/>
          <table:table-cell table:style-name="ce4" table:formula="of:=[.$H$5]*[.E17]" office:value-type="float" office:value="40.5">
            <text:p>41</text:p>
          </table:table-cell>
          <table:table-cell table:style-name="ce4" table:formula="of:=[.$H$9]*[.E17]" office:value-type="float" office:value="87.75">
            <text:p>88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18]*[.C18]" office:value-type="float" office:value="16">
            <text:p>16</text:p>
          </table:table-cell>
          <table:table-cell table:formula="of:=[.D18]*[.C18]" office:value-type="float" office:value="64">
            <text:p>64</text:p>
          </table:table-cell>
          <table:table-cell table:formula="of:=[.$D$5]*[.E18]+[.$D$6]*[.D18]+[.$D$7]*[.C18]+[.$D$8]*[.B18]" office:value-type="float" office:value="1912">
            <text:p>1912</text:p>
          </table:table-cell>
          <table:table-cell/>
          <table:table-cell table:style-name="ce4" table:formula="of:=[.$H$5]*[.E18]" office:value-type="float" office:value="96">
            <text:p>96</text:p>
          </table:table-cell>
          <table:table-cell table:style-name="ce4" table:formula="of:=[.$H$9]*[.E18]" office:value-type="float" office:value="208">
            <text:p>208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9]*[.C19]" office:value-type="float" office:value="25">
            <text:p>25</text:p>
          </table:table-cell>
          <table:table-cell table:formula="of:=[.D19]*[.C19]" office:value-type="float" office:value="125">
            <text:p>125</text:p>
          </table:table-cell>
          <table:table-cell table:formula="of:=[.$D$5]*[.E19]+[.$D$6]*[.D19]+[.$D$7]*[.C19]+[.$D$8]*[.B19]" office:value-type="float" office:value="1975">
            <text:p>1975</text:p>
          </table:table-cell>
          <table:table-cell/>
          <table:table-cell table:style-name="ce4" table:formula="of:=[.$H$5]*[.E19]" office:value-type="float" office:value="187.5">
            <text:p>188</text:p>
          </table:table-cell>
          <table:table-cell table:style-name="ce4" table:formula="of:=[.$H$9]*[.E19]" office:value-type="float" office:value="406.25">
            <text:p>406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20]*[.C20]" office:value-type="float" office:value="36">
            <text:p>36</text:p>
          </table:table-cell>
          <table:table-cell table:formula="of:=[.D20]*[.C20]" office:value-type="float" office:value="216">
            <text:p>216</text:p>
          </table:table-cell>
          <table:table-cell table:formula="of:=[.$D$5]*[.E20]+[.$D$6]*[.D20]+[.$D$7]*[.C20]+[.$D$8]*[.B20]" office:value-type="float" office:value="2108">
            <text:p>2108</text:p>
          </table:table-cell>
          <table:table-cell/>
          <table:table-cell table:style-name="ce4" table:formula="of:=[.$H$5]*[.E20]" office:value-type="float" office:value="324">
            <text:p>324</text:p>
          </table:table-cell>
          <table:table-cell table:style-name="ce4" table:formula="of:=[.$H$9]*[.E20]" office:value-type="float" office:value="702">
            <text:p>702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21]*[.C21]" office:value-type="float" office:value="49">
            <text:p>49</text:p>
          </table:table-cell>
          <table:table-cell table:formula="of:=[.D21]*[.C21]" office:value-type="float" office:value="343">
            <text:p>343</text:p>
          </table:table-cell>
          <table:table-cell table:formula="of:=[.$D$5]*[.E21]+[.$D$6]*[.D21]+[.$D$7]*[.C21]+[.$D$8]*[.B21]" office:value-type="float" office:value="2329">
            <text:p>2329</text:p>
          </table:table-cell>
          <table:table-cell/>
          <table:table-cell table:style-name="ce4" table:formula="of:=[.$H$5]*[.E21]" office:value-type="float" office:value="514.5">
            <text:p>515</text:p>
          </table:table-cell>
          <table:table-cell table:style-name="ce4" table:formula="of:=[.$H$9]*[.E21]" office:value-type="float" office:value="1114.75">
            <text:p>1115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22]*[.C22]" office:value-type="float" office:value="64">
            <text:p>64</text:p>
          </table:table-cell>
          <table:table-cell table:formula="of:=[.D22]*[.C22]" office:value-type="float" office:value="512">
            <text:p>512</text:p>
          </table:table-cell>
          <table:table-cell table:formula="of:=[.$D$5]*[.E22]+[.$D$6]*[.D22]+[.$D$7]*[.C22]+[.$D$8]*[.B22]" office:value-type="float" office:value="2656">
            <text:p>2656</text:p>
          </table:table-cell>
          <table:table-cell/>
          <table:table-cell table:style-name="ce4" table:formula="of:=[.$H$5]*[.E22]" office:value-type="float" office:value="768">
            <text:p>768</text:p>
          </table:table-cell>
          <table:table-cell table:style-name="ce4" table:formula="of:=[.$H$9]*[.E22]" office:value-type="float" office:value="1664">
            <text:p>1664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23]*[.C23]" office:value-type="float" office:value="81">
            <text:p>81</text:p>
          </table:table-cell>
          <table:table-cell table:formula="of:=[.D23]*[.C23]" office:value-type="float" office:value="729">
            <text:p>729</text:p>
          </table:table-cell>
          <table:table-cell table:formula="of:=[.$D$5]*[.E23]+[.$D$6]*[.D23]+[.$D$7]*[.C23]+[.$D$8]*[.B23]" office:value-type="float" office:value="3107">
            <text:p>3107</text:p>
          </table:table-cell>
          <table:table-cell/>
          <table:table-cell table:style-name="ce4" table:formula="of:=[.$H$5]*[.E23]" office:value-type="float" office:value="1093.5">
            <text:p>1094</text:p>
          </table:table-cell>
          <table:table-cell table:style-name="ce4" table:formula="of:=[.$H$9]*[.E23]" office:value-type="float" office:value="2369.25">
            <text:p>2369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24]*[.C24]" office:value-type="float" office:value="100">
            <text:p>100</text:p>
          </table:table-cell>
          <table:table-cell table:formula="of:=[.D24]*[.C24]" office:value-type="float" office:value="1000">
            <text:p>1000</text:p>
          </table:table-cell>
          <table:table-cell table:formula="of:=[.$D$5]*[.E24]+[.$D$6]*[.D24]+[.$D$7]*[.C24]+[.$D$8]*[.B24]" office:value-type="float" office:value="3700">
            <text:p>3700</text:p>
          </table:table-cell>
          <table:table-cell/>
          <table:table-cell table:style-name="ce4" table:formula="of:=[.$H$5]*[.E24]" office:value-type="float" office:value="1500">
            <text:p>1500</text:p>
          </table:table-cell>
          <table:table-cell table:style-name="ce4" table:formula="of:=[.$H$9]*[.E24]" office:value-type="float" office:value="3250">
            <text:p>325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25]*[.C25]" office:value-type="float" office:value="121">
            <text:p>121</text:p>
          </table:table-cell>
          <table:table-cell table:formula="of:=[.D25]*[.C25]" office:value-type="float" office:value="1331">
            <text:p>1331</text:p>
          </table:table-cell>
          <table:table-cell table:formula="of:=[.$D$5]*[.E25]+[.$D$6]*[.D25]+[.$D$7]*[.C25]+[.$D$8]*[.B25]" office:value-type="float" office:value="4453">
            <text:p>4453</text:p>
          </table:table-cell>
          <table:table-cell/>
          <table:table-cell table:style-name="ce4" table:formula="of:=[.$H$5]*[.E25]" office:value-type="float" office:value="1996.5">
            <text:p>1997</text:p>
          </table:table-cell>
          <table:table-cell table:style-name="ce4" table:formula="of:=[.$H$9]*[.E25]" office:value-type="float" office:value="4325.75">
            <text:p>4326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26]*[.C26]" office:value-type="float" office:value="144">
            <text:p>144</text:p>
          </table:table-cell>
          <table:table-cell table:formula="of:=[.D26]*[.C26]" office:value-type="float" office:value="1728">
            <text:p>1728</text:p>
          </table:table-cell>
          <table:table-cell table:formula="of:=[.$D$5]*[.E26]+[.$D$6]*[.D26]+[.$D$7]*[.C26]+[.$D$8]*[.B26]" office:value-type="float" office:value="5384">
            <text:p>5384</text:p>
          </table:table-cell>
          <table:table-cell/>
          <table:table-cell table:style-name="ce4" table:formula="of:=[.$H$5]*[.E26]" office:value-type="float" office:value="2592">
            <text:p>2592</text:p>
          </table:table-cell>
          <table:table-cell table:style-name="ce4" table:formula="of:=[.$H$9]*[.E26]" office:value-type="float" office:value="5616">
            <text:p>5616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C27]*[.C27]" office:value-type="float" office:value="169">
            <text:p>169</text:p>
          </table:table-cell>
          <table:table-cell table:formula="of:=[.D27]*[.C27]" office:value-type="float" office:value="2197">
            <text:p>2197</text:p>
          </table:table-cell>
          <table:table-cell table:formula="of:=[.$D$5]*[.E27]+[.$D$6]*[.D27]+[.$D$7]*[.C27]+[.$D$8]*[.B27]" office:value-type="float" office:value="6511">
            <text:p>6511</text:p>
          </table:table-cell>
          <table:table-cell/>
          <table:table-cell table:style-name="ce4" table:formula="of:=[.$H$5]*[.E27]" office:value-type="float" office:value="3295.5">
            <text:p>3296</text:p>
          </table:table-cell>
          <table:table-cell table:style-name="ce4" table:formula="of:=[.$H$9]*[.E27]" office:value-type="float" office:value="7140.25">
            <text:p>714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C28]*[.C28]" office:value-type="float" office:value="196">
            <text:p>196</text:p>
          </table:table-cell>
          <table:table-cell table:formula="of:=[.D28]*[.C28]" office:value-type="float" office:value="2744">
            <text:p>2744</text:p>
          </table:table-cell>
          <table:table-cell table:formula="of:=[.$D$5]*[.E28]+[.$D$6]*[.D28]+[.$D$7]*[.C28]+[.$D$8]*[.B28]" office:value-type="float" office:value="7852">
            <text:p>7852</text:p>
          </table:table-cell>
          <table:table-cell/>
          <table:table-cell table:style-name="ce4" table:formula="of:=[.$H$5]*[.E28]" office:value-type="float" office:value="4116">
            <text:p>4116</text:p>
          </table:table-cell>
          <table:table-cell table:style-name="ce4" table:formula="of:=[.$H$9]*[.E28]" office:value-type="float" office:value="8918">
            <text:p>8918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C29]*[.C29]" office:value-type="float" office:value="225">
            <text:p>225</text:p>
          </table:table-cell>
          <table:table-cell table:formula="of:=[.D29]*[.C29]" office:value-type="float" office:value="3375">
            <text:p>3375</text:p>
          </table:table-cell>
          <table:table-cell table:formula="of:=[.$D$5]*[.E29]+[.$D$6]*[.D29]+[.$D$7]*[.C29]+[.$D$8]*[.B29]" office:value-type="float" office:value="9425">
            <text:p>9425</text:p>
          </table:table-cell>
          <table:table-cell/>
          <table:table-cell table:style-name="ce4" table:formula="of:=[.$H$5]*[.E29]" office:value-type="float" office:value="5062.5">
            <text:p>5063</text:p>
          </table:table-cell>
          <table:table-cell table:style-name="ce4" table:formula="of:=[.$H$9]*[.E29]" office:value-type="float" office:value="10968.75">
            <text:p>10969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C30]*[.C30]" office:value-type="float" office:value="256">
            <text:p>256</text:p>
          </table:table-cell>
          <table:table-cell table:formula="of:=[.D30]*[.C30]" office:value-type="float" office:value="4096">
            <text:p>4096</text:p>
          </table:table-cell>
          <table:table-cell table:formula="of:=[.$D$5]*[.E30]+[.$D$6]*[.D30]+[.$D$7]*[.C30]+[.$D$8]*[.B30]" office:value-type="float" office:value="11248">
            <text:p>11248</text:p>
          </table:table-cell>
          <table:table-cell/>
          <table:table-cell table:style-name="ce4" table:formula="of:=[.$H$5]*[.E30]" office:value-type="float" office:value="6144">
            <text:p>6144</text:p>
          </table:table-cell>
          <table:table-cell table:style-name="ce4" table:formula="of:=[.$H$9]*[.E30]" office:value-type="float" office:value="13312">
            <text:p>13312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C31]*[.C31]" office:value-type="float" office:value="289">
            <text:p>289</text:p>
          </table:table-cell>
          <table:table-cell table:formula="of:=[.D31]*[.C31]" office:value-type="float" office:value="4913">
            <text:p>4913</text:p>
          </table:table-cell>
          <table:table-cell table:formula="of:=[.$D$5]*[.E31]+[.$D$6]*[.D31]+[.$D$7]*[.C31]+[.$D$8]*[.B31]" office:value-type="float" office:value="13339">
            <text:p>13339</text:p>
          </table:table-cell>
          <table:table-cell/>
          <table:table-cell table:style-name="ce4" table:formula="of:=[.$H$5]*[.E31]" office:value-type="float" office:value="7369.5">
            <text:p>7370</text:p>
          </table:table-cell>
          <table:table-cell table:style-name="ce4" table:formula="of:=[.$H$9]*[.E31]" office:value-type="float" office:value="15967.25">
            <text:p>15967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C32]*[.C32]" office:value-type="float" office:value="324">
            <text:p>324</text:p>
          </table:table-cell>
          <table:table-cell table:formula="of:=[.D32]*[.C32]" office:value-type="float" office:value="5832">
            <text:p>5832</text:p>
          </table:table-cell>
          <table:table-cell table:formula="of:=[.$D$5]*[.E32]+[.$D$6]*[.D32]+[.$D$7]*[.C32]+[.$D$8]*[.B32]" office:value-type="float" office:value="15716">
            <text:p>15716</text:p>
          </table:table-cell>
          <table:table-cell/>
          <table:table-cell table:style-name="ce4" table:formula="of:=[.$H$5]*[.E32]" office:value-type="float" office:value="8748">
            <text:p>8748</text:p>
          </table:table-cell>
          <table:table-cell table:style-name="ce4" table:formula="of:=[.$H$9]*[.E32]" office:value-type="float" office:value="18954">
            <text:p>18954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C33]*[.C33]" office:value-type="float" office:value="361">
            <text:p>361</text:p>
          </table:table-cell>
          <table:table-cell table:formula="of:=[.D33]*[.C33]" office:value-type="float" office:value="6859">
            <text:p>6859</text:p>
          </table:table-cell>
          <table:table-cell table:formula="of:=[.$D$5]*[.E33]+[.$D$6]*[.D33]+[.$D$7]*[.C33]+[.$D$8]*[.B33]" office:value-type="float" office:value="18397">
            <text:p>18397</text:p>
          </table:table-cell>
          <table:table-cell/>
          <table:table-cell table:style-name="ce4" table:formula="of:=[.$H$5]*[.E33]" office:value-type="float" office:value="10288.5">
            <text:p>10289</text:p>
          </table:table-cell>
          <table:table-cell table:style-name="ce4" table:formula="of:=[.$H$9]*[.E33]" office:value-type="float" office:value="22291.75">
            <text:p>22292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C34]*[.C34]" office:value-type="float" office:value="400">
            <text:p>400</text:p>
          </table:table-cell>
          <table:table-cell table:formula="of:=[.D34]*[.C34]" office:value-type="float" office:value="8000">
            <text:p>8000</text:p>
          </table:table-cell>
          <table:table-cell table:formula="of:=[.$D$5]*[.E34]+[.$D$6]*[.D34]+[.$D$7]*[.C34]+[.$D$8]*[.B34]" office:value-type="float" office:value="21400">
            <text:p>21400</text:p>
          </table:table-cell>
          <table:table-cell/>
          <table:table-cell table:style-name="ce4" table:formula="of:=[.$H$5]*[.E34]" office:value-type="float" office:value="12000">
            <text:p>12000</text:p>
          </table:table-cell>
          <table:table-cell table:style-name="ce4" table:formula="of:=[.$H$9]*[.E34]" office:value-type="float" office:value="26000">
            <text:p>26000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>
            <draw:frame table:end-cell-address="Example.K69" table:end-x="0.8772in" table:end-y="0.0063in" draw:z-index="0" draw:style-name="gr1" draw:text-style-name="P1" svg:width="9.1795in" svg:height="5.6835in" svg:x="0.8713in" svg:y="0.0126in">
              <draw:object draw:notify-on-update-of-ranges="Example.F14:Example.F14 Example.F15:Example.F34 Example.C15:Example.C34 Example.H12:Example.H14 Example.H15:Example.H34 Example.C15:Example.C34 Example.I12:Example.I14 Example.I15:Example.I34 Example.C15:Example.C3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5">09/15/2021</text:date>, <text:time>19:1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9-15T18:27:26.50</meta:creation-date>
    <dc:date>2021-09-15T19:16:37.84</dc:date>
    <dc:creator>Mark Lehr</dc:creator>
    <meta:editing-duration>PT36M24S</meta:editing-duration>
    <meta:editing-cycles>10</meta:editing-cycles>
    <meta:generator>OpenOffice/4.1.6$Win32 OpenOffice.org_project/416m1$Build-9790</meta:generator>
    <meta:document-statistic meta:table-count="1" meta:cell-count="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17cm" svg:height="14.437cm" xlink:href=".." xlink:type="simple" chart:class="chart:scatter" chart:style-name="ch1">
        <chart:title svg:x="9.643cm" svg:y="0.424cm" chart:style-name="ch2">
          <text:p>Asymptotic Analysis</text:p>
        </chart:title>
        <chart:subtitle svg:x="9.603cm" svg:y="1.491cm" chart:style-name="ch3">
          <text:p>Third Order Polynomial</text:p>
        </chart:subtitle>
        <chart:legend chart:legend-position="end" svg:x="17.237cm" svg:y="6.382cm" style:legend-expansion="high" chart:style-name="ch4"/>
        <chart:plot-area chart:style-name="ch5" table:cell-range-address="Example.C15:Example.C34 Example.F14:Example.F34 Example.H12:Example.I34" chart:data-source-has-labels="row" svg:x="1.504cm" svg:y="2.75cm" svg:width="14.801cm" svg:height="10.391cm">
          <chartooo:coordinate-region svg:x="2.681cm" svg:y="2.962cm" svg:width="13.438cm" svg:height="9.506cm"/>
          <chart:axis chart:dimension="x" chart:name="primary-x" chart:style-name="ch6">
            <chart:title svg:x="6.876cm" svg:y="13.43cm" chart:style-name="ch7">
              <text:p>N -&gt; Size of Array to Analyze</text:p>
            </chart:title>
            <chart:grid chart:style-name="ch8" chart:class="major"/>
          </chart:axis>
          <chart:axis chart:dimension="y" chart:name="primary-y" chart:style-name="ch9">
            <chart:title svg:x="0.451cm" svg:y="10.516cm" chart:style-name="ch10">
              <text:p>Function and First Order Behaviors</text:p>
            </chart:title>
            <chart:grid chart:style-name="ch8" chart:class="major"/>
          </chart:axis>
          <chart:series chart:style-name="ch11" chart:values-cell-range-address="Example.F15:Example.F34" chart:label-cell-address="Example.F14:Example.F14" chart:class="chart:scatter">
            <chart:domain table:cell-range-address="Example.C15:Example.C34"/>
            <chart:data-point chart:repeated="20"/>
          </chart:series>
          <chart:series chart:style-name="ch12" chart:values-cell-range-address="Example.H15:Example.H34" chart:label-cell-address="Example.H12:Example.H14" chart:class="chart:scatter">
            <chart:data-point chart:repeated="20"/>
          </chart:series>
          <chart:series chart:style-name="ch13" chart:values-cell-range-address="Example.I15:Example.I34" chart:label-cell-address="Example.I12:Example.I14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(n)</text:p>
                <draw:g>
                  <svg:desc>Example.F14:Example.F14</svg:desc>
                </draw:g>
              </table:table-cell>
              <table:table-cell office:value-type="string">
                <text:p>Big Omega Lower Bound c'g(n)</text:p>
                <text:list>
                  <text:list-item>
                    <text:p>Big Omega</text:p>
                  </text:list-item>
                  <text:list-item>
                    <text:p>Lower Bound</text:p>
                  </text:list-item>
                  <text:list-item>
                    <text:p>c'g(n)</text:p>
                  </text:list-item>
                </text:list>
                <draw:g>
                  <svg:desc>Example.H12:Example.H14</svg:desc>
                </draw:g>
              </table:table-cell>
              <table:table-cell office:value-type="string">
                <text:p>Big Oh Upper Bound c''g(n)</text:p>
                <text:list>
                  <text:list-item>
                    <text:p>Big Oh</text:p>
                  </text:list-item>
                  <text:list-item>
                    <text:p>Upper Bound</text:p>
                  </text:list-item>
                  <text:list-item>
                    <text:p>c''g(n)</text:p>
                  </text:list-item>
                </text:list>
                <draw:g>
                  <svg:desc>Example.I12:Example.I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xample.C15:Example.C34</svg:desc>
                </draw:g>
              </table:table-cell>
              <table:table-cell office:value-type="float" office:value="1963">
                <text:p>1963</text:p>
                <draw:g>
                  <svg:desc>Example.F15:Example.F34</svg:desc>
                </draw:g>
              </table:table-cell>
              <table:table-cell office:value-type="float" office:value="1.5">
                <text:p>1.5</text:p>
                <draw:g>
                  <svg:desc>Example.H15:Example.H34</svg:desc>
                </draw:g>
              </table:table-cell>
              <table:table-cell office:value-type="float" office:value="3.25">
                <text:p>3.25</text:p>
                <draw:g>
                  <svg:desc>Example.I15:Example.I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24">
                <text:p>1924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01">
                <text:p>1901</text:p>
              </table:table-cell>
              <table:table-cell office:value-type="float" office:value="40.5">
                <text:p>40.5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12">
                <text:p>1912</text:p>
              </table:table-cell>
              <table:table-cell office:value-type="float" office:value="96">
                <text:p>9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75">
                <text:p>1975</text:p>
              </table:table-cell>
              <table:table-cell office:value-type="float" office:value="187.5">
                <text:p>187.5</text:p>
              </table:table-cell>
              <table:table-cell office:value-type="float" office:value="406.25">
                <text:p>40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08">
                <text:p>2108</text:p>
              </table:table-cell>
              <table:table-cell office:value-type="float" office:value="324">
                <text:p>324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29">
                <text:p>2329</text:p>
              </table:table-cell>
              <table:table-cell office:value-type="float" office:value="514.5">
                <text:p>514.5</text:p>
              </table:table-cell>
              <table:table-cell office:value-type="float" office:value="1114.75">
                <text:p>1114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656">
                <text:p>2656</text:p>
              </table:table-cell>
              <table:table-cell office:value-type="float" office:value="768">
                <text:p>768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107">
                <text:p>3107</text:p>
              </table:table-cell>
              <table:table-cell office:value-type="float" office:value="1093.5">
                <text:p>1093.5</text:p>
              </table:table-cell>
              <table:table-cell office:value-type="float" office:value="2369.25">
                <text:p>2369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00">
                <text:p>3700</text:p>
              </table:table-cell>
              <table:table-cell office:value-type="float" office:value="1500">
                <text:p>1500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453">
                <text:p>4453</text:p>
              </table:table-cell>
              <table:table-cell office:value-type="float" office:value="1996.5">
                <text:p>1996.5</text:p>
              </table:table-cell>
              <table:table-cell office:value-type="float" office:value="4325.75">
                <text:p>4325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384">
                <text:p>5384</text:p>
              </table:table-cell>
              <table:table-cell office:value-type="float" office:value="2592">
                <text:p>2592</text:p>
              </table:table-cell>
              <table:table-cell office:value-type="float" office:value="5616">
                <text:p>56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511">
                <text:p>6511</text:p>
              </table:table-cell>
              <table:table-cell office:value-type="float" office:value="3295.5">
                <text:p>3295.5</text:p>
              </table:table-cell>
              <table:table-cell office:value-type="float" office:value="7140.25">
                <text:p>714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852">
                <text:p>7852</text:p>
              </table:table-cell>
              <table:table-cell office:value-type="float" office:value="4116">
                <text:p>4116</text:p>
              </table:table-cell>
              <table:table-cell office:value-type="float" office:value="8918">
                <text:p>89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425">
                <text:p>9425</text:p>
              </table:table-cell>
              <table:table-cell office:value-type="float" office:value="5062.5">
                <text:p>5062.5</text:p>
              </table:table-cell>
              <table:table-cell office:value-type="float" office:value="10968.75">
                <text:p>10968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248">
                <text:p>11248</text:p>
              </table:table-cell>
              <table:table-cell office:value-type="float" office:value="6144">
                <text:p>6144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339">
                <text:p>13339</text:p>
              </table:table-cell>
              <table:table-cell office:value-type="float" office:value="7369.5">
                <text:p>7369.5</text:p>
              </table:table-cell>
              <table:table-cell office:value-type="float" office:value="15967.25">
                <text:p>15967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716">
                <text:p>15716</text:p>
              </table:table-cell>
              <table:table-cell office:value-type="float" office:value="8748">
                <text:p>8748</text:p>
              </table:table-cell>
              <table:table-cell office:value-type="float" office:value="18954">
                <text:p>18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397">
                <text:p>18397</text:p>
              </table:table-cell>
              <table:table-cell office:value-type="float" office:value="10288.5">
                <text:p>10288.5</text:p>
              </table:table-cell>
              <table:table-cell office:value-type="float" office:value="22291.75">
                <text:p>22291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400">
                <text:p>21400</text:p>
              </table:table-cell>
              <table:table-cell office:value-type="float" office:value="12000">
                <text:p>12000</text:p>
              </table:table-cell>
              <table:table-cell office:value-type="float" office:value="26000">
                <text:p>26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